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0.656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10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ta2" style:family="table" style:master-page-name="Default">
      <style:table-properties table:display="true" style:writing-mode="lr-tb" tableooo:tab-color="#66ff99"/>
    </style:style>
    <style:style style:name="ta4" style:family="table" style:master-page-name="Default">
      <style:table-properties table:display="true" style:writing-mode="lr-tb" tableooo:tab-color="#0066cc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d0d0d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ce8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" style:family="table-cell" style:parent-style-name="Default" style:data-style-name="N0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</office:automatic-styles>
  <office:body>
    <office:spreadsheet>
      <table:table table:name="Sign Up" table:style-name="ta4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ign Up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">https://onewriting.com/manage/order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«User Agreement»</text:p>
            <text:p/>
            <text:p><text:a xlink:href="http://take.ms/itnBA">http://take.ms/itnBA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 In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Log In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a xlink:href="https://onewriting.com/manage/login">https://onewriting.com/manage/login</text:a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2" table:style-name="ta4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8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2 —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?step=2">https://onewriting.com/manage/order?step=2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<text:a xlink:href="http://take.ms/d5m3s">http://take.ms/d5m3s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<text:a xlink:href="http://take.ms/SDTr6">http://take.ms/SDTr6</text:a></text:p>
          </table:table-cell>
          <table:table-cell table:style-name="ce2" office:value-type="string">
            <text:p>поведение браузера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3" table:style-name="ta4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 table:number-columns-spanned="6" table:number-rows-spanned="1">
            <text:p>Step 3 —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14?step=3">https://onewriting.com/manage/order/504014?step=3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<text:a xlink:href="http://take.ms/PLknEK">http://take.ms/PLknEK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<text:a xlink:href="http://take.ms/7bBCV">http://take.ms/7bBCV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4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4 — Summary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14?step=4">https://onewriting.com/manage/order/504014?step=4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5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5 — Billing Information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37?step=5">https://onewriting.com/manage/order/504037?step=5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 details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Order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s/504037">https://onewriting.com/manage/orders/504037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Dashboard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">https://onewriting.com/manage/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Profile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profile">https://onewriting.com/manage/profile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4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Transaction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transactions">https://onewriting.com/manage/transactions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6" office:value-type="string">
            <text:p>failed</text:p>
          </table:table-cell>
          <table:table-cell table:style-name="ce2" office:value-type="string">
            <text:p><text:a xlink:href="http://take.ms/ZYUJN">http://take.ms/ZYUJN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13.06.2017</text:date>, <text:time>12:26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аталия Зайчук</meta:initial-creator>
    <meta:creation-date>2017-04-12T12:00:31.36</meta:creation-date>
    <dc:date>2017-06-13T12:26:50.87</dc:date>
    <dc:creator>d.poliuliuk Poliuliuk</dc:creator>
    <meta:editing-duration>PT17H55M55S</meta:editing-duration>
    <meta:editing-cycles>14</meta:editing-cycles>
    <meta:generator>OpenOffice/4.1.2$Win32 OpenOffice.org_project/412m3$Build-9782</meta:generator>
    <meta:document-statistic meta:table-count="10" meta:cell-count="592" meta:object-count="0"/>
  </office:meta>
</office:document-meta>
</file>